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erif" svg:font-family="'Roboto Serif'" style:font-family-generic="roman" style:font-pitch="variable"/>
  </office:font-face-decls>
  <office:automatic-styles>
    <style:style style:name="P1" style:family="paragraph" style:parent-style-name="Standard">
      <style:paragraph-properties fo:text-align="center" style:justify-single-word="false"/>
      <style:text-properties style:font-name="Roboto Serif" fo:font-size="16pt" fo:font-weight="bold" officeooo:rsid="00115d21" officeooo:paragraph-rsid="00115d21" style:font-size-asian="16pt" style:font-weight-asian="bold" style:font-size-complex="16pt" style:font-weight-complex="bold"/>
    </style:style>
    <style:style style:name="P2" style:family="paragraph" style:parent-style-name="Text_20_body" style:list-style-name="L1">
      <style:paragraph-properties fo:text-align="justify" style:justify-single-word="false" fo:break-before="page"/>
      <style:text-properties officeooo:paragraph-rsid="00147687"/>
    </style:style>
    <style:style style:name="P3" style:family="paragraph" style:parent-style-name="Text_20_body">
      <style:paragraph-properties fo:text-align="justify" style:justify-single-word="false"/>
      <style:text-properties style:font-name="Roboto Serif"/>
    </style:style>
    <style:style style:name="P4" style:family="paragraph" style:parent-style-name="Text_20_body" style:list-style-name="L2">
      <style:paragraph-properties fo:margin-top="0in" fo:margin-bottom="0in" style:contextual-spacing="false"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1">
      <style:paragraph-properties fo:text-align="justify" style:justify-single-word="false"/>
      <style:text-properties officeooo:paragraph-rsid="00147687"/>
    </style:style>
    <style:style style:name="P7" style:family="paragraph" style:parent-style-name="Text_20_body" style:list-style-name="L3">
      <style:paragraph-properties fo:margin-top="0in" fo:margin-bottom="0in" style:contextual-spacing="false"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list-style-name="L4">
      <style:paragraph-properties fo:margin-top="0in" fo:margin-bottom="0in" style:contextual-spacing="false" fo:text-align="justify" style:justify-single-word="false"/>
      <style:text-properties style:font-name="Roboto Serif"/>
    </style:style>
    <style:style style:name="P11" style:family="paragraph" style:parent-style-name="Text_20_body" style:list-style-name="L4">
      <style:paragraph-properties fo:text-align="justify" style:justify-single-word="false"/>
      <style:text-properties style:font-name="Roboto Serif"/>
    </style:style>
    <style:style style:name="P12" style:family="paragraph" style:parent-style-name="Text_20_body" style:list-style-name="L5">
      <style:paragraph-properties fo:margin-top="0in" fo:margin-bottom="0in" style:contextual-spacing="false" fo:text-align="justify" style:justify-single-word="false"/>
      <style:text-properties style:font-name="Roboto Serif"/>
    </style:style>
    <style:style style:name="P13" style:family="paragraph" style:parent-style-name="Text_20_body" style:list-style-name="L5">
      <style:paragraph-properties fo:text-align="justify" style:justify-single-word="false"/>
      <style:text-properties style:font-name="Roboto Serif"/>
    </style:style>
    <style:style style:name="P14" style:family="paragraph" style:parent-style-name="Text_20_body" style:list-style-name="L6">
      <style:paragraph-properties fo:margin-top="0in" fo:margin-bottom="0in" style:contextual-spacing="false" fo:text-align="justify" style:justify-single-word="false"/>
      <style:text-properties style:font-name="Roboto Serif"/>
    </style:style>
    <style:style style:name="P15" style:family="paragraph" style:parent-style-name="Text_20_body" style:list-style-name="L6">
      <style:paragraph-properties fo:text-align="justify" style:justify-single-word="false"/>
      <style:text-properties style:font-name="Roboto Serif"/>
    </style:style>
    <style:style style:name="P16" style:family="paragraph" style:parent-style-name="Text_20_body" style:list-style-name="L7">
      <style:paragraph-properties fo:margin-top="0in" fo:margin-bottom="0in" style:contextual-spacing="false" fo:text-align="justify" style:justify-single-word="false"/>
      <style:text-properties style:font-name="Roboto Serif"/>
    </style:style>
    <style:style style:name="P17" style:family="paragraph" style:parent-style-name="Text_20_body" style:list-style-name="L7">
      <style:paragraph-properties fo:text-align="justify" style:justify-single-word="false"/>
      <style:text-properties style:font-name="Roboto Serif"/>
    </style:style>
    <style:style style:name="P18" style:family="paragraph" style:parent-style-name="Text_20_body" style:list-style-name="L1">
      <style:paragraph-properties fo:text-align="justify" style:justify-single-word="false"/>
      <style:text-properties style:font-name="Roboto Serif" officeooo:paragraph-rsid="00147687"/>
    </style:style>
    <style:style style:name="P19" style:family="paragraph" style:parent-style-name="Standard" style:list-style-name="L1">
      <style:paragraph-properties fo:text-align="justify" style:justify-single-word="false"/>
      <style:text-properties style:font-name="Roboto Serif" officeooo:paragraph-rsid="00147687"/>
    </style:style>
    <style:style style:name="T1" style:family="text">
      <style:text-properties style:font-name="Roboto Serif" fo:font-weight="normal" officeooo:rsid="00147687" style:font-weight-asian="normal" style:font-weight-complex="normal"/>
    </style:style>
    <style:style style:name="T2" style:family="text">
      <style:text-properties style:font-name="Roboto Serif"/>
    </style:style>
    <style:style style:name="T3" style:family="text">
      <style:text-properties style:font-name="Roboto Serif" officeooo:rsid="00147687"/>
    </style:style>
    <style:style style:name="T4" style:family="text">
      <style:text-properties style:font-name="Roboto Serif" fo:font-weight="normal" style:font-weight-asian="normal" style:font-weight-complex="normal"/>
    </style:style>
    <style:style style:name="T5" style:family="text">
      <style:text-properties style:font-name="Roboto Serif" fo:font-weight="normal" officeooo:rsid="001598ec" style:font-weight-asian="normal" style:font-weight-complex="normal"/>
    </style:style>
    <style:style style:name="T6" style:family="text">
      <style:text-properties officeooo:rsid="001598e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FARHAN KURNIA PRATAMA</text:p>
      <text:p text:style-name="P1"/>
      <text:p text:style-name="P1">2024110041</text:p>
      <text:list xml:id="list931490607" text:style-name="L1">
        <text:list-item>
          <text:p text:style-name="P2"><text:span text:style-name="Strong_20_Emphasis"><text:span text:style-name="T1">Pancasila adalah dasar negara Indonesia yang terdiri dari lima sila: Ketuhanan Yang Maha Esa, Kemanusiaan yang Adil dan Beradab, Persatuan Indonesia, Kerakyatan yang Dipimpin oleh Hikmat Kebijaksanaan dalam Permusyawaratan/Perwakilan, dan Keadilan Sosial bagi Seluruh Rakyat Indonesia.   </text:span></text:span></text:p>
        </text:list-item>
      </text:list>
      <text:p text:style-name="P3"><text:tab/>Pancasila menjadi pedoman hidup berbangsa dan bernegara bagi <text:tab/>seluruh rakyat Indonesia, <text:tab/>yang mencerminkan nilai-nilai luhur <text:tab/>bangsa seperti:</text:p>
      <text:list text:style-name="L2">
        <text:list-item>
          <text:list>
            <text:list-item>
              <text:p text:style-name="P4"><text:span text:style-name="Strong_20_Emphasis"><text:span text:style-name="T2">Ketuhanan:</text:span></text:span><text:span text:style-name="T2"> Kebebasan beragama dan toleransi antar umat beragama. </text:span></text:p>
            </text:list-item>
            <text:list-item>
              <text:p text:style-name="P4"><text:span text:style-name="Strong_20_Emphasis"><text:span text:style-name="T2">Kemanusiaan:</text:span></text:span><text:span text:style-name="T2"> Menjunjung tinggi nilai-nilai kemanusiaan dan hak asasi manusia. </text:span></text:p>
            </text:list-item>
            <text:list-item>
              <text:p text:style-name="P4"><text:span text:style-name="Strong_20_Emphasis"><text:span text:style-name="T2">Persatuan:</text:span></text:span><text:span text:style-name="T2"> Mengutamakan persatuan dan kesatuan bangsa dalam keberagaman. </text:span></text:p>
            </text:list-item>
            <text:list-item>
              <text:p text:style-name="P4"><text:span text:style-name="Strong_20_Emphasis"><text:span text:style-name="T2">Kerakyatan:</text:span></text:span><text:span text:style-name="T2"> Menerapkan sistem demokrasi berdasarkan musyawarah mufakat. </text:span></text:p>
            </text:list-item>
            <text:list-item>
              <text:p text:style-name="P5"><text:span text:style-name="Strong_20_Emphasis"><text:span text:style-name="T2">Keadilan:</text:span></text:span><text:span text:style-name="T2"> Mewujudkan masyarakat yang adil dan makmur bagi seluruh rakyat Indonesia. </text:span></text:p>
            </text:list-item>
          </text:list>
        </text:list-item>
      </text:list>
      <text:p text:style-name="P3"><text:tab/>Pancasila mengarahkan semua aspek kehidupan berbangsa dan <text:tab/>bernegara, meliputi sistem <text:tab/>politik, hukum, ekonomi, dan sosial <text:tab/>budaya, demi tercapainya cita-cita nasional Indonesia.</text:p>
      <text:list xml:id="list111604882342419" text:continue-list="list931490607" text:style-name="L1">
        <text:list-item>
          <text:p text:style-name="P6"><text:span text:style-name="Strong_20_Emphasis"><text:span text:style-name="T1">bermula dari janji Jepang untuk memberikan kemerdekaan kepada Indonesia di masa Perang Dunia II. Untuk mempersiapkan kemerdekaan tersebut, Jepang membentuk BPUPKI (Badan Penyelidik Usaha-usaha Persiapan Kemerdekaan Indonesia).</text:span></text:span><text:span text:style-name="Strong_20_Emphasis"><text:span text:style-name="T3"> </text:span></text:span><text:span text:style-name="Strong_20_Emphasis"><text:span text:style-name="T4">Sidang BPUPKI</text:span></text:span><text:span text:style-name="T2"> menjadi tonggak penting dalam perumusan Pancasila.</text:span></text:p>
        </text:list-item>
      </text:list>
      <text:list text:style-name="L3">
        <text:list-item>
          <text:list>
            <text:list-item>
              <text:p text:style-name="P7"><text:span text:style-name="Strong_20_Emphasis"><text:span text:style-name="T2">29 Mei - 1 Juni 1945:</text:span></text:span><text:span text:style-name="T2"> Para tokoh bangsa seperti Soekarno, Mohammad Yamin, dan Soepomo menyampaikan gagasannya tentang dasar negara Indonesia merdeka. </text:span></text:p>
            </text:list-item>
            <text:list-item>
              <text:p text:style-name="P7"><text:span text:style-name="Strong_20_Emphasis"><text:span text:style-name="T2">1 Juni 1945:</text:span></text:span><text:span text:style-name="T2"> Soekarno dalam pidatonya memperkenalkan </text:span><text:span text:style-name="Strong_20_Emphasis"><text:span text:style-name="T2">Pancasila</text:span></text:span><text:span text:style-name="T2"> yang berisi lima prinsip dasar negara: Kebangsaan Indonesia, Internasionalisme atau Peri Kemanusiaan, Mufakat atau Demokrasi, Kesejahteraan Sosial, dan Ketuhanan Yang Maha Esa. Tanggal ini kemudian diperingati sebagai </text:span><text:span text:style-name="Strong_20_Emphasis"><text:span text:style-name="T2">Hari Lahir Pancasila.</text:span></text:span><text:span text:style-name="T2">   </text:span></text:p>
            </text:list-item>
            <text:list-item>
              <text:p text:style-name="P8"><text:span text:style-name="Strong_20_Emphasis"><text:span text:style-name="T2">Sidang-sidang selanjutnya:</text:span></text:span><text:span text:style-name="T2"> BPUPKI dan Panitia Sembilan menyempurnakan rumusan Pancasila hingga akhirnya disahkan dan dicantumkan dalam </text:span><text:span text:style-name="Strong_20_Emphasis"><text:span text:style-name="T2">Pembukaan Undang-Undang Dasar 1945</text:span></text:span><text:span text:style-name="T2"> pada tanggal </text:span><text:span text:style-name="Strong_20_Emphasis"><text:span text:style-name="T2">18 Agustus 1945</text:span></text:span><text:span text:style-name="T2">. <text:s/>Jadi, Pancasila lahir dari proses diskusi dan musyawarah para pendiri bangsa dengan mempertimbangkan berbagai aspek dan cita-cita bangsa Indonesia.</text:span></text:p>
            </text:list-item>
          </text:list>
        </text:list-item>
      </text:list>
      <text:p text:style-name="P3"><text:soft-page-break/></text:p>
      <text:list xml:id="list111606201612346" text:continue-list="list111604882342419" text:style-name="L1">
        <text:list-item>
          <text:p text:style-name="P6"><text:span text:style-name="Strong_20_Emphasis"><text:span text:style-name="T1">Pendidikan Pancasila sangat dibutuhkan dalam dunia pendidikan, terutama di perguruan tinggi, karena beberapa alasan penting:</text:span></text:span></text:p>
        </text:list-item>
      </text:list>
      <text:p text:style-name="P9"><text:span text:style-name="Strong_20_Emphasis"><text:span text:style-name="T2"><text:tab/></text:span></text:span><text:span text:style-name="Strong_20_Emphasis"><text:span text:style-name="T4">1</text:span></text:span><text:span text:style-name="Strong_20_Emphasis"><text:span text:style-name="T5">)</text:span></text:span><text:span text:style-name="Strong_20_Emphasis"><text:span text:style-name="T4">. Membentuk Moral dan Karakter Bangsa:</text:span></text:span></text:p>
      <text:list text:style-name="L4">
        <text:list-item>
          <text:list>
            <text:list-item>
              <text:p text:style-name="P10">Perguruan tinggi adalah tempat para calon pemimpin dan intelektual bangsa ditempa. Pendidikan Pancasila menanamkan nilai-nilai luhur seperti kejujuran, keadilan, toleransi, dan rasa tanggung jawab, yang krusial bagi pembangunan karakter mereka. </text:p>
            </text:list-item>
            <text:list-item>
              <text:p text:style-name="P11">Di era globalisasi dengan berbagai pengaruh budaya asing, pendidikan Pancasila menjadi benteng untuk menjaga jati diri dan moralitas bangsa. Mahasiswa diajarkan untuk menjunjung tinggi nilai-nilai Pancasila dalam kehidupan sehari-hari. </text:p>
            </text:list-item>
          </text:list>
        </text:list-item>
      </text:list>
      <text:p text:style-name="P9"><text:span text:style-name="Strong_20_Emphasis"><text:span text:style-name="T2"><text:tab/></text:span></text:span><text:span text:style-name="Strong_20_Emphasis"><text:span text:style-name="T4">2</text:span></text:span><text:span text:style-name="Strong_20_Emphasis"><text:span text:style-name="T5">)</text:span></text:span><text:span text:style-name="Strong_20_Emphasis"><text:span text:style-name="T4">. Memperkuat Kesadaran Berbangsa dan Bernegara</text:span></text:span></text:p>
      <text:list text:style-name="L5">
        <text:list-item>
          <text:list>
            <text:list-item>
              <text:p text:style-name="P12">Pendidikan Pancasila membantu mahasiswa memahami sejarah bangsa, menghargai perjuangan para pahlawan, dan menumbuhkan rasa cinta tanah air. </text:p>
            </text:list-item>
            <text:list-item>
              <text:p text:style-name="P13">Mahasiswa diajarkan untuk mengutamakan kepentingan bangsa dan negara di atas kepentingan pribadi atau golongan, serta berkontribusi aktif dalam pembangunan bangsa. </text:p>
            </text:list-item>
          </text:list>
        </text:list-item>
      </text:list>
      <text:p text:style-name="P9"><text:span text:style-name="Strong_20_Emphasis"><text:span text:style-name="T2"><text:tab/></text:span></text:span><text:span text:style-name="Strong_20_Emphasis"><text:span text:style-name="T4">3</text:span></text:span><text:span text:style-name="Strong_20_Emphasis"><text:span text:style-name="T5">)</text:span></text:span><text:span text:style-name="Strong_20_Emphasis"><text:span text:style-name="T4">. Mengembangkan Kemampuan Berpikir Kritis dan Analitis</text:span></text:span></text:p>
      <text:list text:style-name="L6">
        <text:list-item>
          <text:list>
            <text:list-item>
              <text:p text:style-name="P14">Pendidikan Pancasila tidak hanya mengajarkan hafalan lima sila, tetapi juga melatih mahasiswa untuk memahami dan menganalisis nilai-nilai Pancasila dalam konteks kehidupan bermasyarakat, berbangsa, dan bernegara. </text:p>
            </text:list-item>
            <text:list-item>
              <text:p text:style-name="P15">Mahasiswa didorong untuk berpikir kritis terhadap berbagai permasalahan bangsa dan mencari solusi yang sesuai dengan nilai-nilai Pancasila. </text:p>
            </text:list-item>
          </text:list>
        </text:list-item>
      </text:list>
      <text:p text:style-name="P9"><text:span text:style-name="Strong_20_Emphasis"><text:span text:style-name="T2"><text:tab/></text:span></text:span><text:span text:style-name="Strong_20_Emphasis"><text:span text:style-name="T4">4</text:span></text:span><text:span text:style-name="Strong_20_Emphasis"><text:span text:style-name="T5">)</text:span></text:span><text:span text:style-name="Strong_20_Emphasis"><text:span text:style-name="T4">. Menciptakan Generasi yang Demokratis dan Bertanggung Jawab</text:span></text:span></text:p>
      <text:list text:style-name="L7">
        <text:list-item>
          <text:list>
            <text:list-item>
              <text:p text:style-name="P16">Pendidikan Pancasila mengajarkan prinsip-prinsip demokrasi seperti musyawarah mufakat, menghormati pendapat orang lain, dan berpartisipasi aktif dalam pengambilan keputusan. </text:p>
            </text:list-item>
            <text:list-item>
              <text:p text:style-name="P17">Mahasiswa diharapkan menjadi warga negara yang demokratis, bertanggung jawab, dan berkontribusi positif bagi masyarakat. </text:p>
            </text:list-item>
          </text:list>
        </text:list-item>
      </text:list>
      <text:p text:style-name="P9"><text:span text:style-name="Strong_20_Emphasis"><text:span text:style-name="T2"><text:tab/></text:span></text:span></text:p>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2"/></text:span></text:p>
      <text:list text:continue-list="list111606201612346" text:style-name="L1">
        <text:list-item>
          <text:p text:style-name="P18"><text:soft-page-break/>1<text:span text:style-name="T6">)</text:span>. Ketuhanan Yang Maha Esa: Percaya dan takwa kepada Tuhan sesuai agama masing-masing, menjunjung tinggi toleransi antar umat beragama.</text:p>
        </text:list-item>
      </text:list>
      <text:p text:style-name="P3"><text:tab/>2<text:span text:style-name="T6">)</text:span>. Kemanusiaan yang Adil dan Beradab: Mengakui persamaan derajat, <text:tab/>hak, dan kewajiban <text:tab/>setiap manusia, saling menghormati dan <text:tab/>memperlakukan manusia lain dengan adil.</text:p>
      <text:p text:style-name="P3"><text:tab/>3<text:span text:style-name="T6">)</text:span>. Persatuan Indonesia: Mengutamakan kepentingan bangsa dan <text:tab/>negara, menjaga persatuan <text:tab/>dan kesatuan dalam keberagaman.</text:p>
      <text:p text:style-name="P3"><text:tab/>4<text:span text:style-name="T6">)</text:span>. Kerakyatan yang Dipimpin oleh Hikmat Kebijaksanaan dalam <text:tab/>Permusyawaratan/Perwakilan: Mengambil keputusan bersama <text:tab/>melalui <text:tab/>musyawarah untuk mencapai mufakat, menghargai pendapat setiap <text:tab/>orang.</text:p>
      <text:p text:style-name="P3"><text:tab/>5<text:span text:style-name="T6">)</text:span>. Keadilan Sosial bagi Seluruh Rakyat Indonesia: Mewujudkan keadilan <text:tab/>sosial bagi <text:tab/>seluruh rakyat Indonesia tanpa terkecuali, menjamin <text:tab/>kesejahteraan dan kemakmuran bersama.</text:p>
      <text:list text:continue-numbering="true" text:style-name="L1">
        <text:list-item>
          <text:p text:style-name="P19">Pancasila digali dari nilai-nilai luhur bangsa Indonesia sendiri, sehingga benar-benar mencerminkan kepribadian dan pandangan hidup bangsa. Ia lahir dari musyawarah dan kesepakatan para pendiri bangsa, sehingga mewakili keinginan dan cita-cita bersama seluruh rakyat Indonesia. Nilai-nilainya universal dan abadi, namun tetap relevan dan dinamis mengikuti perkembangan zaman. Pancasila juga menjadi perekat dan pemersatu bangsa dalam keberagaman, serta landasan ideal bagi penyelenggaraan negara Indonesia yang demokratis, adil, dan makmu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erif" svg:font-family="'Rob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0:09:04.871911910</meta:creation-date>
    <dc:date>2024-11-14T11:15:01.287309509</dc:date>
    <meta:editing-duration>PT5M7S</meta:editing-duration>
    <meta:editing-cycles>2</meta:editing-cycles>
    <meta:generator>LibreOffice/24.8.2.1$Linux_X86_64 LibreOffice_project/480$Build-1</meta:generator>
    <meta:document-statistic meta:table-count="0" meta:image-count="0" meta:object-count="0" meta:page-count="4" meta:paragraph-count="34" meta:word-count="656" meta:character-count="5239" meta:non-whitespace-character-count="4587"/>
  </office:meta>
</office:document-meta>
</file>